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211cm" fo:min-width="2.67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11.184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1.588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75cm" svg:height="5.461cm" svg:x="4.175cm" svg:y="3.6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1.684cm" svg:height="1.397cm" svg:x="3.921cm" svg:y="9.76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175cm" svg:y1="5.699cm" svg:x2="7.35cm" svg:y2="5.699cm">
          <text:p/>
        </draw:line>
        <draw:frame draw:style-name="gr4" draw:text-style-name="P3" draw:layer="layout" svg:width="2.54cm" svg:height="0.78cm" svg:x="4.429cm" svg:y="4.302cm">
          <draw:text-box>
            <text:p text:style-name="P2"><text:span text:style-name="T1">APP</text:span></text:p>
          </draw:text-box>
        </draw:frame>
        <draw:frame draw:style-name="gr5" draw:text-style-name="P5" draw:layer="layout" svg:width="2.921cm" svg:height="1.838cm" svg:x="4.302cm" svg:y="6.842cm">
          <draw:text-box>
            <text:p text:style-name="P4"><text:span text:style-name="T2">Rumprun </text:span><text:span text:style-name="T2">kernel</text:span></text:p>
          </draw:text-box>
        </draw:frame>
        <draw:custom-shape draw:style-name="gr1" draw:text-style-name="P1" xml:id="id2" draw:id="id2" draw:layer="layout" svg:width="3.175cm" svg:height="5.461cm" svg:x="12.176cm" svg:y="3.6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2.176cm" svg:y1="5.699cm" svg:x2="15.351cm" svg:y2="5.699cm">
          <text:p/>
        </draw:line>
        <draw:frame draw:style-name="gr4" draw:text-style-name="P3" draw:layer="layout" svg:width="2.54cm" svg:height="0.78cm" svg:x="12.43cm" svg:y="4.302cm">
          <draw:text-box>
            <text:p text:style-name="P2"><text:span text:style-name="T1">APP</text:span></text:p>
          </draw:text-box>
        </draw:frame>
        <draw:frame draw:style-name="gr5" draw:text-style-name="P5" draw:layer="layout" svg:width="2.921cm" svg:height="1.838cm" svg:x="12.303cm" svg:y="6.842cm">
          <draw:text-box>
            <text:p text:style-name="P4"><text:span text:style-name="T2">Rumprun kernel</text:span></text:p>
          </draw:text-box>
        </draw:frame>
        <draw:connector draw:style-name="gr6" draw:text-style-name="P7" draw:layer="layout" draw:type="curve" draw:line-skew="-0.644cm" svg:x1="5.763cm" svg:y1="3.667cm" svg:x2="13.763cm" svg:y2="3.667cm" draw:start-shape="id1" draw:start-glue-point="4" draw:end-shape="id2" svg:d="M5763 3667c0-1719 8000-1719 8000 0" svg:viewBox="0 0 8001 1290">
          <text:p text:style-name="P6"><text:span text:style-name="T3">TCP/IP socket</text:span></text:p>
        </draw:connector>
        <draw:frame draw:style-name="gr7" draw:text-style-name="P8" draw:layer="layout" svg:width="4.953cm" svg:height="1.27cm" svg:x="7.604cm" svg:y="10.017cm">
          <draw:text-box>
            <text:p text:style-name="P6">KV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4:18:38.603928980</meta:creation-date>
    <dc:date>2019-01-17T16:01:06.071448310</dc:date>
    <meta:editing-duration>PT1H32M11S</meta:editing-duration>
    <meta:editing-cycles>1</meta:editing-cycles>
    <meta:document-statistic meta:object-count="11"/>
    <meta:generator>LibreOffice/6.1.3.2$Linux_X86_64 LibreOffice_project/10$Build-2</meta:generator>
  </office:meta>
</office:document-meta>
</file>